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Tool.sort( Object object , String proper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iesComparator.PropertiesComparator( List 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ortTool.sor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Tool.sort( Object [ ] array , List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Tool.internalSort( List list , List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rtTool.sort( Collection collection , List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Comparator.compare( Object lhs , Object r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ortTool.sort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rtTool.sort( Map map , List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Tool.sort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Tool.getComparable( Object object ,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